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style:text-position="0% 100%" fo:font-weight="bold" style:font-weight-asian="bold" style:font-weight-complex="bold"/>
    </style:style>
    <style:style style:name="P4" style:family="paragraph" style:parent-style-name="Standard">
      <style:text-properties style:text-position="0% 100%" fo:font-weight="bold" officeooo:rsid="0024f415" officeooo:paragraph-rsid="0024f415" style:font-weight-asian="bold" style:font-weight-complex="bold"/>
    </style:style>
    <style:style style:name="P5" style:family="paragraph" style:parent-style-name="Table_20_Contents">
      <style:paragraph-properties fo:margin-top="0cm" fo:margin-bottom="0cm" style:contextual-spacing="false" fo:text-align="center" style:justify-single-word="false"/>
      <style:text-properties fo:font-weight="bold" officeooo:paragraph-rsid="001f8cef" style:font-weight-asian="bold" style:font-weight-complex="bold"/>
    </style:style>
    <style:style style:name="P6" style:family="paragraph" style:parent-style-name="Table_20_Contents">
      <style:paragraph-properties fo:margin-top="0cm" fo:margin-bottom="0cm" style:contextual-spacing="false" fo:text-align="center" style:justify-single-word="false"/>
      <style:text-properties officeooo:paragraph-rsid="001f8cef"/>
    </style:style>
    <style:style style:name="P7" style:family="paragraph" style:parent-style-name="Standard" style:list-style-name="L1">
      <style:text-properties officeooo:paragraph-rsid="0024f415"/>
    </style:style>
    <style:style style:name="P8" style:family="paragraph" style:parent-style-name="Standard" style:list-style-name="L1">
      <style:text-properties officeooo:paragraph-rsid="0028ea03"/>
    </style:style>
    <style:style style:name="P9" style:family="paragraph" style:parent-style-name="Standard" style:list-style-name="L1">
      <style:text-properties fo:font-weight="bold" officeooo:rsid="00227281" officeooo:paragraph-rsid="0024f415" style:font-weight-asian="bold" style:font-weight-complex="bold"/>
    </style:style>
    <style:style style:name="P10" style:family="paragraph" style:parent-style-name="Standard" style:list-style-name="L1">
      <style:text-properties style:text-position="0% 100%" fo:font-style="normal" fo:font-weight="bold" officeooo:rsid="00227281" officeooo:paragraph-rsid="0024f415" style:font-style-asian="normal" style:font-weight-asian="bold" style:font-style-complex="normal" style:font-weight-complex="bold"/>
    </style:style>
    <style:style style:name="P11" style:family="paragraph" style:parent-style-name="Standard" style:list-style-name="L1">
      <style:text-properties style:text-position="0% 100%" fo:font-style="normal" fo:font-weight="bold" officeooo:rsid="0023f227" officeooo:paragraph-rsid="0024f415" style:font-style-asian="normal" style:font-weight-asian="bold" style:font-style-complex="normal" style:font-weight-complex="bold"/>
    </style:style>
    <style:style style:name="P12" style:family="paragraph" style:parent-style-name="Standard" style:list-style-name="L2">
      <style:text-properties style:text-position="0% 100%" fo:font-weight="bold" style:font-weight-asian="bold" style:font-weight-complex="bold"/>
    </style:style>
    <style:style style:name="P13" style:family="paragraph" style:parent-style-name="Standard" style:list-style-name="L2">
      <style:text-properties style:text-position="0% 100%" fo:font-weight="bold" officeooo:rsid="0024f415" style:font-weight-asian="bold" style:font-weight-complex="bold"/>
    </style:style>
    <style:style style:name="P14" style:family="paragraph" style:parent-style-name="Standard" style:list-style-name="L2">
      <style:text-properties style:text-position="0% 100%" fo:font-weight="normal" style:font-weight-asian="normal" style:font-weight-complex="normal"/>
    </style:style>
    <style:style style:name="P15" style:family="paragraph" style:parent-style-name="Standard" style:list-style-name="L2">
      <style:text-properties style:text-position="0% 100%"/>
    </style:style>
    <style:style style:name="P16" style:family="paragraph" style:parent-style-name="Standard" style:list-style-name="L2"/>
    <style:style style:name="P17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style:text-position="0% 100%" officeooo:paragraph-rsid="0024f415"/>
    </style:style>
    <style:style style:name="P18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style:text-position="0% 100%" fo:font-weight="bold" officeooo:paragraph-rsid="002fc740" style:font-weight-asian="bold" style:font-weight-complex="bold"/>
    </style:style>
    <style:style style:name="T1" style:family="text">
      <style:text-properties style:text-position="super 58%" fo:font-weight="normal" style:font-weight-asian="normal" style:font-weight-complex="normal"/>
    </style:style>
    <style:style style:name="T2" style:family="text">
      <style:text-properties style:text-position="0% 100%"/>
    </style:style>
    <style:style style:name="T3" style:family="text">
      <style:text-properties style:text-position="0% 100%" fo:font-weight="normal" style:font-weight-asian="normal" style:font-weight-complex="normal"/>
    </style:style>
    <style:style style:name="T4" style:family="text">
      <style:text-properties style:text-position="0% 100%" fo:font-weight="normal" officeooo:rsid="0019c507" style:font-weight-asian="normal" style:font-weight-complex="normal"/>
    </style:style>
    <style:style style:name="T5" style:family="text">
      <style:text-properties style:text-position="0% 100%" officeooo:rsid="002180c0"/>
    </style:style>
    <style:style style:name="T6" style:family="text">
      <style:text-properties style:text-position="0% 100%" fo:font-style="italic" officeooo:rsid="002180c0" style:font-style-asian="italic" style:font-style-complex="italic"/>
    </style:style>
    <style:style style:name="T7" style:family="text">
      <style:text-properties style:text-position="0% 100%" fo:font-style="italic" officeooo:rsid="00227281" style:font-style-asian="italic" style:font-style-complex="italic"/>
    </style:style>
    <style:style style:name="T8" style:family="text">
      <style:text-properties style:text-position="0% 100%" officeooo:rsid="0024f415"/>
    </style:style>
    <style:style style:name="T9" style:family="text">
      <style:text-properties style:text-position="0% 100%" officeooo:rsid="00227281"/>
    </style:style>
    <style:style style:name="T10" style:family="text">
      <style:text-properties style:text-position="0% 100%" fo:font-style="normal" officeooo:rsid="00227281" style:font-style-asian="normal" style:font-style-complex="normal"/>
    </style:style>
    <style:style style:name="T11" style:family="text">
      <style:text-properties style:text-position="0% 100%" fo:font-style="normal" fo:font-weight="normal" officeooo:rsid="00227281" style:font-style-asian="normal" style:font-weight-asian="normal" style:font-style-complex="normal" style:font-weight-complex="normal"/>
    </style:style>
    <style:style style:name="T12" style:family="text">
      <style:text-properties style:text-position="0% 100%" fo:font-style="normal" fo:font-weight="normal" officeooo:rsid="0023f227" style:font-style-asian="normal" style:font-weight-asian="normal" style:font-style-complex="normal" style:font-weight-complex="normal"/>
    </style:style>
    <style:style style:name="T13" style:family="text">
      <style:text-properties style:text-position="0% 100%" fo:font-style="normal" fo:font-weight="normal" officeooo:rsid="0024f415" style:font-style-asian="normal" style:font-weight-asian="normal" style:font-style-complex="normal" style:font-weight-complex="normal"/>
    </style:style>
    <style:style style:name="T14" style:family="text">
      <style:text-properties style:text-position="0% 100%" fo:font-style="normal" fo:font-weight="normal" officeooo:rsid="0028ea03" style:font-style-asian="normal" style:font-weight-asian="normal" style:font-style-complex="normal" style:font-weight-complex="normal"/>
    </style:style>
    <style:style style:name="T15" style:family="text">
      <style:text-properties style:text-position="0% 100%" fo:font-style="normal" fo:font-weight="normal" officeooo:rsid="002ac427" style:font-style-asian="normal" style:font-weight-asian="normal" style:font-style-complex="normal" style:font-weight-complex="normal"/>
    </style:style>
    <style:style style:name="T16" style:family="text">
      <style:text-properties style:text-position="sub 58%"/>
    </style:style>
    <style:style style:name="T17" style:family="text">
      <style:text-properties style:text-position="sub 58%" fo:font-weight="normal" style:font-weight-asian="normal" style:font-weight-complex="normal"/>
    </style:style>
    <style:style style:name="T18" style:family="text">
      <style:text-properties style:text-position="sub 58%" officeooo:rsid="00227281"/>
    </style:style>
    <style:style style:name="T19" style:family="text">
      <style:text-properties style:text-position="sub 58%" fo:font-style="normal" fo:font-weight="normal" officeooo:rsid="00227281" style:font-style-asian="normal" style:font-weight-asian="normal" style:font-style-complex="normal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9c507" style:font-weight-asian="normal" style:font-weight-complex="normal"/>
    </style:style>
    <style:style style:name="T22" style:family="text">
      <style:text-properties fo:font-weight="normal" officeooo:rsid="0024f415" style:font-weight-asian="normal" style:font-weight-complex="normal"/>
    </style:style>
    <style:style style:name="T23" style:family="text">
      <style:text-properties fo:font-weight="normal" officeooo:rsid="002fc740" style:font-weight-asian="normal" style:font-weight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weight="bold" officeooo:rsid="0024f415" style:font-weight-asian="bold" style:font-weight-complex="bold"/>
    </style:style>
    <style:style style:name="T26" style:family="text">
      <style:text-properties officeooo:rsid="00227281"/>
    </style:style>
    <style:style style:name="T27" style:family="text">
      <style:text-properties officeooo:rsid="0024f415"/>
    </style:style>
    <style:style style:name="T28" style:family="text">
      <style:text-properties officeooo:rsid="0025b6ae"/>
    </style:style>
    <style:style style:name="T29" style:family="text">
      <style:text-properties officeooo:rsid="00268eb2"/>
    </style:style>
    <style:style style:name="T30" style:family="text">
      <style:text-properties officeooo:rsid="003194f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d cutting</text:p>
      <text:p text:style-name="P6"><text:a xlink:type="simple" xlink:href="../Algorithms,%204th%20Edition%20-%20Sedgewick,%20Wayne/Exercises/Design%20of%20Algorithms/Dynamic%20programming/TDRodCutting.java"><text:span text:style-name="T21">Top-down implementation</text:span></text:a></text:p>
      <text:p text:style-name="P5"><text:a xlink:type="simple" xlink:href="../Algorithms,%204th%20Edition%20-%20Sedgewick,%20Wayne/Exercises/Design%20of%20Algorithms/Dynamic%20programming/BURodCutting.java"><text:span text:style-name="T4">Bottom-up implementation</text:span></text:a></text:p>
      <text:p text:style-name="Standard"/>
      <text:p text:style-name="P1">Problem <text:span text:style-name="T27">Specification</text:span></text:p>
      <text:p text:style-name="Standard">Given a rod of length <text:span text:style-name="T24">n</text:span> inches and a table which specifies prices of <text:span text:style-name="T29">all possible</text:span> lengths of rods, determine the best way to cut the rod into pieces such that the revenue from selling those pieces is maximized.</text:p>
      <text:p text:style-name="Standard"/>
      <text:p text:style-name="P4">Problem characteristics from a dynamic programming implementation perspective</text:p>
      <text:list xml:id="list1060337606783349842" text:style-name="L1">
        <text:list-item>
          <text:p text:style-name="P9">Optimization problem</text:p>
          <text:p text:style-name="P7"><text:span text:style-name="T26">The rod can be cut in</text:span><text:span text:style-name="T26"><draw:frame draw:style-name="fr1" draw:name="Object3" text:anchor-type="as-char" svg:y="-0.437cm" svg:width="0.903cm" svg:height="0.527cm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26"> different ways </text:span><text:span text:style-name="T28">which are all candidate solutions</text:span><text:span text:style-name="T26">. The optimal solution is the cut which produces the maximum revenue.</text:span></text:p>
        </text:list-item>
        <text:list-item>
          <text:p text:style-name="P9">Optimal substructure</text:p>
          <text:p text:style-name="P7">Let r<text:span text:style-name="T16">n </text:span><text:span text:style-name="T2">be the maximal revenue obtain</text:span><text:span text:style-name="T5">ed</text:span><text:span text:style-name="T2"> for a rod of length </text:span><text:span text:style-name="T6">n</text:span><text:span text:style-name="T2"> by cutting it into pieces in the optimal way. Then it can be described in terms of its sub</text:span><text:span text:style-name="T8">-</text:span><text:span text:style-name="T2">problems as below, </text:span><text:span text:style-name="T2"><draw:frame draw:style-name="fr1" draw:name="Object6" text:anchor-type="as-char" svg:y="-0.386cm" svg:width="7.414cm" svg:height="0.542cm" draw:z-index="2"><draw:object xlink:href="./Object 6" xlink:type="simple" xlink:show="embed" xlink:actuate="onLoad"/><draw:image xlink:href="./ObjectReplacements/Object 6" xlink:type="simple" xlink:show="embed" xlink:actuate="onLoad"/></draw:frame></text:span><text:span text:style-name="T2">, </text:span><text:span text:style-name="T9">where p</text:span><text:span text:style-name="T18">i</text:span><text:span text:style-name="T9"> is the revenue obtained by making a cut at length </text:span><text:span text:style-name="T7">i</text:span><text:span text:style-name="T10">.</text:span></text:p>
        </text:list-item>
        <text:list-item>
          <text:p text:style-name="P10">Sub-problems are independent</text:p>
          <text:p text:style-name="P7"><text:span text:style-name="T11">Every candidate solution,</text:span><text:span text:style-name="T19"><draw:frame draw:style-name="fr1" draw:name="Object7" text:anchor-type="as-char" svg:y="-0.377cm" svg:width="1.492cm" svg:height="0.531cm" draw:z-index="3"><draw:object xlink:href="./Object 7" xlink:type="simple" xlink:show="embed" xlink:actuate="onLoad"/><draw:image xlink:href="./ObjectReplacements/Object 7" xlink:type="simple" xlink:show="embed" xlink:actuate="onLoad"/></draw:frame></text:span><text:span text:style-name="T11">, involves only one candidate solution. So the question of dependence </text:span><text:span text:style-name="T12">is not </text:span><text:span text:style-name="T13">relevant.</text:span></text:p>
        </text:list-item>
        <text:list-item>
          <text:p text:style-name="P11">Overlapping sub-problems</text:p>
        </text:list-item>
        <text:list-item>
          <text:p text:style-name="P8"><text:span text:style-name="T14">From the recursive formulation it is clear that there are only n-1 unique subproblems. </text:span><text:span text:style-name="T15">Each</text:span><text:span text:style-name="T14"> </text:span><text:span text:style-name="T15"><text:s/>subproblem is also composed of some of those n-1 unique subproblems</text:span></text:p>
        </text:list-item>
      </text:list>
      <text:p text:style-name="P1"/>
      <text:p text:style-name="P3">Running time</text:p>
      <text:list xml:id="list1696052057004307409" text:style-name="L2">
        <text:list-item>
          <text:p text:style-name="P12">Naive Divide and conquer solution<text:span text:style-name="T30">(figure 4)</text:span></text:p>
          <text:list>
            <text:list-item>
              <text:p text:style-name="P14">Let T(n) denote the number of recursive calls made to solve a rod cutting problem of size n. Then, </text:p>
              <text:list>
                <text:list-header>
                  <text:p text:style-name="P14"><draw:frame draw:style-name="fr1" draw:name="Object1" text:anchor-type="as-char" svg:y="-1.399cm" svg:width="13.899cm" svg:height="2.648cm" draw:z-index="4"><draw:object xlink:href="./Object 1" xlink:type="simple" xlink:show="embed" xlink:actuate="onLoad"/><draw:image xlink:href="./ObjectReplacements/Object 1" xlink:type="simple" xlink:show="embed" xlink:actuate="onLoad"/></draw:frame></text:p>
                </text:list-header>
              </text:list>
            </text:list-item>
            <text:list-item>
              <text:p text:style-name="P16"><text:span text:style-name="T3">Solving this simple recurrence problem gives T(n) = 2</text:span><text:span text:style-name="T1">n</text:span></text:p>
              <text:list>
                <text:list-header>
                  <text:p text:style-name="P15"><text:span text:style-name="T20">T(1) = 1 + T(0) = 1 + 2</text:span><text:span text:style-name="T1">0 </text:span><text:span text:style-name="T20">= 2</text:span><text:span text:style-name="T1">1</text:span></text:p>
                  <text:p text:style-name="P15"><text:span text:style-name="T20">T(2) = 1 + T(0) + T(1) = 1 + 2</text:span><text:span text:style-name="T1">0</text:span><text:span text:style-name="T20"> + 2</text:span><text:span text:style-name="T1">1 </text:span><text:span text:style-name="T20">= 2</text:span><text:span text:style-name="T1">2</text:span></text:p>
                  <text:p text:style-name="P15"><text:span text:style-name="T20">T(3) = 1 + T(0) + T(1) + T(2) = 1 + 2</text:span><text:span text:style-name="T1">0</text:span><text:span text:style-name="T20"> + 2</text:span><text:span text:style-name="T1">1 </text:span><text:span text:style-name="T20">+ 2</text:span><text:span text:style-name="T1">2</text:span><text:span text:style-name="T20"> = 2</text:span><text:span text:style-name="T1">3</text:span></text:p>
                  <text:p text:style-name="P14">…</text:p>
                  <text:p text:style-name="P15"><text:span text:style-name="T20">T(n) = 1 + T(0) + … + T(n-1) = 1 + 2</text:span><text:span text:style-name="T1">0</text:span><text:span text:style-name="T20"> + … + 2</text:span><text:span text:style-name="T1">n-1</text:span><text:span text:style-name="T20"> = 1 + 2</text:span><text:span text:style-name="T1">n <text:s/></text:span><text:span text:style-name="T20">- 1 = 2</text:span><text:span text:style-name="T1">n</text:span></text:p>
                </text:list-header>
              </text:list>
            </text:list-item>
          </text:list>
        </text:list-item>
        <text:list-item>
          <text:p text:style-name="P13">Dynamic programming implementation</text:p>
          <text:list>
            <text:list-item>
              <text:p text:style-name="P17"><text:span text:style-name="T22">The solution includes all </text:span><text:span text:style-name="T20">distinct sub</text:span><text:span text:style-name="T22">-</text:span><text:span text:style-name="T20">problems( r</text:span><text:span text:style-name="T17">n</text:span><text:span text:style-name="T20">, r</text:span><text:span text:style-name="T17">n-1</text:span><text:span text:style-name="T20">, r</text:span><text:span text:style-name="T17">n-2</text:span><text:span text:style-name="T20">, …, r</text:span><text:span text:style-name="T17">1</text:span><text:span text:style-name="T20">). </text:span><text:span text:style-name="T22">Thus, a </text:span><text:span text:style-name="T25">bottom up implementation</text:span><text:span text:style-name="T22"> will be more efficient.</text:span></text:p>
            </text:list-item>
            <text:list-item>
              <text:p text:style-name="P18"><text:a xlink:type="simple" xlink:href="../../../../Academic/Programming,%20Data%20Structures%20and%20Algorithms/Algorithms,%204th%20Edition%20-%20Sedgewick,%20Wayne/Exercises/Design%20of%20Algorithms/Dynamic%20programming/BURodCutting.java"><text:span text:style-name="T21">Bottom-up implementatio</text:span></text:a><text:a xlink:type="simple" xlink:href="../../../../Academic/Programming,%20Data%20Structures%20and%20Algorithms/Algorithms,%204th%20Edition%20-%20Sedgewick,%20Wayne/Exercises/Design%20of%20Algorithms/Dynamic%20programming/BURodCutting.java"><text:span text:style-name="T23">n</text:span></text:a></text:p>
              <text:p text:style-name="P16"><text:span text:style-name="T2">The running time is easy to see. There is a nested for loop which results in</text:span><text:span text:style-name="T2"><draw:frame draw:style-name="fr1" draw:name="Object4" text:anchor-type="as-char" svg:y="-0.437cm" svg:width="2.475cm" svg:height="0.559cm" draw:z-index="0"><draw:object xlink:href="./Object 4" xlink:type="simple" xlink:show="embed" xlink:actuate="onLoad"/><draw:image xlink:href="./ObjectReplacements/Object 4" xlink:type="simple" xlink:show="embed" xlink:actuate="onLoad"/></draw:frame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7-12T11:01:25</meta:creation-date>
    <dc:date>2013-04-23T07:38:41.06</dc:date>
    <meta:editing-duration>PT17H29M19S</meta:editing-duration>
    <meta:editing-cycles>45</meta:editing-cycles>
    <meta:generator>LibreOffice/4.0.1.2$Windows_x86 LibreOffice_project/84102822e3d61eb989ddd325abf1ac077904985</meta:generator>
    <meta:document-statistic meta:table-count="0" meta:image-count="0" meta:object-count="5" meta:page-count="1" meta:paragraph-count="28" meta:word-count="347" meta:character-count="1785" meta:non-whitespace-character-count="1483"/>
  </office:meta>
</office:document-meta>
</file>

<file path=Object 1/content.xml><?xml version="1.0" encoding="utf-8"?>
<math xmlns="http://www.w3.org/1998/Math/MathML">
  <semantics>
    <mtable>
      <mtr>
        <mtd>
          <mrow>
            <mi>T</mi>
            <mrow>
              <mrow>
                <mo stretchy="false">(</mo>
                <mrow>
                  <mn>0</mn>
                </mrow>
                <mo stretchy="false">)</mo>
              </mrow>
              <mo stretchy="false">=</mo>
              <mn>1,</mn>
            </mrow>
            <mi mathvariant="italic">as</mi>
            <mi mathvariant="italic">there</mi>
            <mi mathvariant="italic">is</mi>
            <mi mathvariant="italic">an</mi>
            <mi mathvariant="italic">initial</mi>
            <mi mathvariant="italic">call</mi>
          </mrow>
        </mtd>
      </mtr>
      <mtr>
        <mtd>
          <mrow>
            <mi/>
            <mtext>AND</mtext>
          </mrow>
        </mtd>
      </mtr>
      <mtr>
        <mtd>
          <mrow>
            <mi>T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n>1</mn>
                <mo stretchy="false">+</mo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row>
                      <mi>n</mi>
                      <mi>–</mi>
                      <mn>1</mn>
                    </mrow>
                  </munderover>
                  <mi>T</mi>
                </mrow>
              </mrow>
            </mrow>
            <mrow>
              <mo stretchy="false">(</mo>
              <mrow>
                <mi>i</mi>
              </mrow>
              <mo stretchy="false">)</mo>
            </mrow>
            <mi>,</mi>
            <mi mathvariant="italic">signifying</mi>
            <mi mathvariant="italic">the</mi>
            <mi mathvariant="italic">initial</mi>
            <mi mathvariant="italic">call</mi>
            <mtext>and</mtext>
            <mi mathvariant="italic">subsequent</mi>
            <mi mathvariant="italic">recursive</mi>
            <mi mathvariant="italic">calls</mi>
            <mtext>to</mtext>
            <mi mathvariant="italic">solve</mi>
          </mrow>
        </mtd>
      </mtr>
      <mtr>
        <mtd>
          <mrow>
            <mi mathvariant="italic">the</mi>
            <mi mathvariant="italic">subproblem</mi>
            <mi mathvariant="italic">for</mi>
            <mi mathvariant="italic">each</mi>
            <mi mathvariant="italic">position</mi>
            <mi mathvariant="italic">of</mi>
            <mi mathvariant="italic">the</mi>
            <mi mathvariant="italic">cut</mi>
            <mi>,</mi>
            <mi mathvariant="italic">i.</mi>
          </mrow>
        </mtd>
      </mtr>
    </mtable>
    <annotation encoding="StarMath 5.0">T(0) = 1, as there is an initial call newline 
~"AND" newline
T(n) = 1 + sum from i = 1 to {n – 1} T(i), signifying the initial call "and" subsequent recursive calls "to" solve newline the subproblem for each position of the cut, i.</annotation>
  </semantics>
</math>
</file>

<file path=Object 3/content.xml><?xml version="1.0" encoding="utf-8"?>
<math xmlns="http://www.w3.org/1998/Math/MathML">
  <semantics>
    <mrow>
      <msup>
        <mn>2</mn>
        <mrow>
          <mrow>
            <mi>n</mi>
            <mo stretchy="false">−</mo>
            <mn>1</mn>
          </mrow>
        </mrow>
      </msup>
    </mrow>
    <annotation encoding="StarMath 5.0"> 2^{n-1}</annotation>
  </semantics>
</math>
</file>

<file path=Object 4/content.xml><?xml version="1.0" encoding="utf-8"?>
<math xmlns="http://www.w3.org/1998/Math/MathML">
  <semantics>
    <mrow>
      <mi>T</mi>
      <mrow>
        <mrow>
          <mo stretchy="false">(</mo>
          <mrow>
            <mi>n</mi>
          </mrow>
          <mo stretchy="false">)</mo>
        </mrow>
        <mo stretchy="false">=</mo>
        <mo stretchy="false">Θ</mo>
      </mrow>
      <mtext/>
      <mrow>
        <mo stretchy="false">(</mo>
        <mrow>
          <msup>
            <mi>n</mi>
            <mn>2</mn>
          </msup>
        </mrow>
        <mo stretchy="false">)</mo>
      </mrow>
    </mrow>
    <annotation encoding="StarMath 5.0">T(n) = %THETA%(n^2)</annotation>
  </semantics>
</math>
</file>

<file path=Object 6/content.xml><?xml version="1.0" encoding="utf-8"?>
<math xmlns="http://www.w3.org/1998/Math/MathML">
  <semantics>
    <mrow>
      <mrow>
        <msub>
          <mi>r</mi>
          <mi>n</mi>
        </msub>
        <mo stretchy="false">=</mo>
        <mi mathvariant="italic">max</mi>
      </mrow>
      <mrow>
        <mo stretchy="false">(</mo>
        <mrow>
          <mrow>
            <msub>
              <mi>p</mi>
              <mn>1</mn>
            </msub>
            <mo stretchy="false">+</mo>
            <msub>
              <mi>r</mi>
              <mrow>
                <mrow>
                  <mi>n</mi>
                  <mo stretchy="false">−</mo>
                  <mn>1</mn>
                </mrow>
              </mrow>
            </msub>
          </mrow>
          <mi>,</mi>
          <mrow>
            <msub>
              <mi>p</mi>
              <mn>2</mn>
            </msub>
            <mo stretchy="false">+</mo>
            <msub>
              <mi>r</mi>
              <mrow>
                <mrow>
                  <mi>n</mi>
                  <mo stretchy="false">−</mo>
                  <mn>2</mn>
                </mrow>
              </mrow>
            </msub>
          </mrow>
          <mi>,</mi>
          <mn>...</mn>
          <mi>,</mi>
          <mrow>
            <msub>
              <mi>p</mi>
              <mrow>
                <mrow>
                  <mi>n</mi>
                  <mo stretchy="false">−</mo>
                  <mn>1</mn>
                </mrow>
              </mrow>
            </msub>
            <mo stretchy="false">+</mo>
            <msub>
              <mi>r</mi>
              <mn>1,</mn>
            </msub>
          </mrow>
          <msub>
            <mi>p</mi>
            <mi>n</mi>
          </msub>
        </mrow>
        <mo stretchy="false">)</mo>
      </mrow>
    </mrow>
    <annotation encoding="StarMath 5.0">r_n = max(p_1 + r_{n - 1}, p_2 + r_{n - 2}, ..., p_{n -1} + r_1, p_n)</annotation>
  </semantics>
</math>
</file>

<file path=Object 7/content.xml><?xml version="1.0" encoding="utf-8"?>
<math xmlns="http://www.w3.org/1998/Math/MathML">
  <semantics>
    <mrow>
      <mrow>
        <msub>
          <mi>p</mi>
          <mi>i</mi>
        </msub>
        <mo stretchy="false">+</mo>
        <msub>
          <mi>r</mi>
          <mrow>
            <mrow>
              <mi>n</mi>
              <mo stretchy="false">−</mo>
              <mi>i</mi>
            </mrow>
          </mrow>
        </msub>
      </mrow>
    </mrow>
    <annotation encoding="StarMath 5.0"> p_i + r_{n-i}</annotation>
  </semantics>
</math>
</file>